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1.099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odatk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pit/cit</text:p>
          </table:table-cell>
          <table:table-cell office:value-type="string" calcext:value-type="string">
            <text:p>pit-4</text:p>
          </table:table-cell>
          <table:table-cell office:value-type="string" calcext:value-type="string">
            <text:p>pit-8</text:p>
          </table:table-cell>
          <table:table-cell office:value-type="string" calcext:value-type="string">
            <text:p>vat</text:p>
          </table:table-cell>
        </table:table-row>
        <table:table-row table:style-name="ro1">
          <table:table-cell office:value-type="string" calcext:value-type="string">
            <text:p>Alkhameri</text:p>
          </table:table-cell>
          <table:table-cell office:value-type="float" office:value="3203003022" calcext:value-type="float">
            <text:p>3203003022</text:p>
          </table:table-cell>
          <table:table-cell office:value-type="string" calcext:value-type="string">
            <text:p>3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llegro S.A</text:p>
          </table:table-cell>
          <table:table-cell office:value-type="float" office:value="8453002032" calcext:value-type="float">
            <text:p>8453002032</text:p>
          </table:table-cell>
          <table:table-cell office:value-type="string" calcext:value-type="string">
            <text:p>40.34</text:p>
          </table:table-cell>
          <table:table-cell table:style-name="ce1" office:value-type="string" calcext:value-type="string">
            <text:p>89,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ia sp. z o. o.</text:p>
          </table:table-cell>
          <table:table-cell office:value-type="float" office:value="344324234234" calcext:value-type="float">
            <text:p>34432423423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34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ia Sp. z O. O.</text:p>
          </table:table-cell>
          <table:table-cell office:value-type="float" office:value="3443242342" calcext:value-type="float">
            <text:p>3443242342</text:p>
          </table:table-cell>
          <table:table-cell table:style-name="ce1" office:value-type="string" calcext:value-type="string">
            <text:p>233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ś Firma 2</text:p>
          </table:table-cell>
          <table:table-cell office:value-type="float" office:value="8461661845" calcext:value-type="float">
            <text:p>8461661845</text:p>
          </table:table-cell>
          <table:table-cell table:style-name="ce1" office:value-type="string" calcext:value-type="string">
            <text:p>5000,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ita S.A</text:p>
          </table:table-cell>
          <table:table-cell office:value-type="float" office:value="1002023033" calcext:value-type="float">
            <text:p>10020230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uta Pluta Firma Sp. z o.o.</text:p>
          </table:table-cell>
          <table:table-cell office:value-type="float" office:value="8923003032" calcext:value-type="float">
            <text:p>892300303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_64 LibreOffice_project/3a87456aaa6a95c63eea1c1b3201acedf0751bd5</meta:generator>
    <meta:document-statistic meta:table-count="1" meta:cell-count="48" meta:object-count="0"/>
  </office:meta>
</office:document-meta>
</file>